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MT" svg:font-family="ArialM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ans-Regular" svg:font-family="LiberationSans-Regular" style:font-family-generic="swiss"/>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Heading_20_1">
      <style:text-properties style:font-name="Times New Roman" fo:font-size="18pt" style:font-size-asian="18pt" style:font-size-complex="18pt"/>
    </style:style>
    <style:style style:name="P3" style:family="paragraph" style:parent-style-name="Heading_20_2">
      <style:text-properties style:font-name="Times New Roman"/>
    </style:style>
    <style:style style:name="P4" style:family="paragraph" style:parent-style-name="Heading_20_2">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color="#000000" loext:opacity="100%" style:font-name="TimesNewRomanPSMT" fo:font-size="12pt" style:font-size-asian="12pt"/>
    </style:style>
    <style:style style:name="P6" style:family="paragraph" style:parent-style-name="Standard" style:list-style-name="L1">
      <style:text-properties fo:color="#000000" loext:opacity="100%" style:font-name="TimesNewRomanPSMT" fo:font-size="12pt" style:font-size-asian="12pt"/>
    </style:style>
    <style:style style:name="P7"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style:font-size-asian="12pt"/>
    </style:style>
    <style:style style:name="P8"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officeooo:paragraph-rsid="00149690" style:font-size-asian="12pt"/>
    </style:style>
    <style:style style:name="P9"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officeooo:paragraph-rsid="000f460a" style:font-size-asian="12pt"/>
    </style:style>
    <style:style style:name="P10" style:family="paragraph" style:parent-style-name="Standard" style:list-style-name="L2">
      <style:text-properties fo:color="#000000" loext:opacity="100%" style:font-name="TimesNewRomanPSMT" fo:font-size="12pt" officeooo:paragraph-rsid="000f460a" style:font-size-asian="12pt"/>
    </style:style>
    <style:style style:name="P11" style:family="paragraph" style:parent-style-name="Standard" style:list-style-name="L2">
      <style:text-properties fo:color="#000000" loext:opacity="100%" style:font-name="TimesNewRomanPSMT" fo:font-size="12pt" officeooo:rsid="002096eb" officeooo:paragraph-rsid="002096eb" style:font-size-asian="12pt"/>
    </style:style>
    <style:style style:name="P12" style:family="paragraph" style:parent-style-name="Standard" style:list-style-name="L2">
      <style:text-properties fo:color="#000000" loext:opacity="100%" style:font-name="TimesNewRomanPSMT" fo:font-size="12pt" officeooo:rsid="0022085f" officeooo:paragraph-rsid="0022085f" style:font-size-asian="12pt"/>
    </style:style>
    <style:style style:name="P13" style:family="paragraph" style:parent-style-name="Standard" style:list-style-name="L2">
      <style:text-properties fo:color="#000000" loext:opacity="100%" style:font-name="TimesNewRomanPSMT" fo:font-size="12pt" officeooo:paragraph-rsid="000f460a" style:font-name-asian="LiberationSans-Regular" style:font-size-asian="12pt" style:font-name-complex="LiberationSans-Regular" style:font-size-complex="11.5pt"/>
    </style:style>
    <style:style style:name="P14" style:family="paragraph" style:parent-style-name="Standard">
      <style:text-properties fo:color="#000000" loext:opacity="100%" style:font-name="TimesNewRomanPSMT" fo:font-size="14pt" fo:font-weight="bold" officeooo:paragraph-rsid="000f460a" style:font-size-asian="14pt" style:font-weight-asian="bold" style:font-size-complex="11.5pt" style:font-weight-complex="bold"/>
    </style:style>
    <style:style style:name="P15" style:family="paragraph" style:parent-style-name="Standard" style:list-style-name="L1">
      <style:text-properties officeooo:paragraph-rsid="00149690"/>
    </style:style>
    <style:style style:name="P16" style:family="paragraph" style:parent-style-name="Standard" style:list-style-name="L1">
      <style:text-properties officeooo:paragraph-rsid="000c57f2"/>
    </style:style>
    <style:style style:name="P17" style:family="paragraph" style:parent-style-name="Standard" style:list-style-name="L1">
      <style:text-properties officeooo:paragraph-rsid="0022085f"/>
    </style:style>
    <style:style style:name="P18" style:family="paragraph" style:parent-style-name="Standard" style:list-style-name="L1">
      <style:text-properties style:font-name="Times New Roman" officeooo:paragraph-rsid="00149690"/>
    </style:style>
    <style:style style:name="P19" style:family="paragraph" style:parent-style-name="Standard" style:list-style-name="L1">
      <style:text-properties style:font-name="Times New Roman" officeooo:paragraph-rsid="000c57f2"/>
    </style:style>
    <style:style style:name="P20" style:family="paragraph" style:parent-style-name="Standard" style:list-style-name="L1">
      <style:text-properties style:font-name="Times New Roman" fo:font-size="12pt" officeooo:paragraph-rsid="000c57f2"/>
    </style:style>
    <style:style style:name="P21" style:family="paragraph" style:parent-style-name="Standard">
      <style:text-properties style:font-name="Times New Roman" fo:font-size="12pt" fo:font-weight="bold" officeooo:paragraph-rsid="000f460a" style:font-size-asian="12pt" style:font-weight-asian="bold" style:font-size-complex="12pt" style:font-weight-complex="bold"/>
    </style:style>
    <style:style style:name="P22" style:family="paragraph" style:parent-style-name="Standard" style:list-style-name="L2">
      <style:text-properties style:font-name="Times New Roman"/>
    </style:style>
    <style:style style:name="P23" style:family="paragraph" style:parent-style-name="Standard" style:list-style-name="L1">
      <style:text-properties style:font-name="Times New Roman" officeooo:rsid="001baf0c" officeooo:paragraph-rsid="001baf0c"/>
    </style:style>
    <style:style style:name="P24" style:family="paragraph" style:parent-style-name="Standard">
      <style:text-properties style:font-name="Times New Roman" officeooo:rsid="0024c457" officeooo:paragraph-rsid="0024c457"/>
    </style:style>
    <style:style style:name="P25" style:family="paragraph" style:parent-style-name="Standard">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break-before="page"/>
      <style:text-properties style:font-name="Times New Roman" officeooo:paragraph-rsid="000c57f2"/>
    </style:style>
    <style:style style:name="P27" style:family="paragraph" style:parent-style-name="Standard" style:list-style-name="L2">
      <style:text-properties fo:font-size="12pt" style:font-size-asian="12pt" style:font-size-complex="12pt"/>
    </style:style>
    <style:style style:name="P28" style:family="paragraph" style:parent-style-name="Standard" style:list-style-name="L2">
      <style:text-properties fo:font-size="12pt" officeooo:paragraph-rsid="000f460a" style:font-size-asian="12pt" style:font-size-complex="12pt"/>
    </style:style>
    <style:style style:name="P29"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e3883"/>
    </style:style>
    <style:style style:name="P3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ent-style-name="Standard" style:list-style-name="L2"/>
    <style:style style:name="P33" style:family="paragraph" style:parent-style-name="Standard" style:list-style-name="L2">
      <style:text-properties officeooo:paragraph-rsid="000f460a"/>
    </style:style>
    <style:style style:name="P34" style:family="paragraph" style:parent-style-name="Standard" style:list-style-name="L1">
      <style:text-properties officeooo:rsid="0018d500" officeooo:paragraph-rsid="0018d500"/>
    </style:style>
    <style:style style:name="P35" style:family="paragraph" style:parent-style-name="Standard" style:list-style-name="L1">
      <style:text-properties officeooo:rsid="0019cb50" officeooo:paragraph-rsid="0019cb50"/>
    </style:style>
    <style:style style:name="P36" style:family="paragraph" style:parent-style-name="Standard" style:list-style-name="L1">
      <style:text-properties officeooo:rsid="001b11db" officeooo:paragraph-rsid="001b11db"/>
    </style:style>
    <style:style style:name="P37" style:family="paragraph" style:parent-style-name="Standard" style:list-style-name="L1">
      <style:text-properties officeooo:rsid="001b11db" officeooo:paragraph-rsid="002096eb"/>
    </style:style>
    <style:style style:name="P38" style:family="paragraph" style:parent-style-name="Standard" style:list-style-name="L1">
      <style:text-properties officeooo:rsid="001baf0c" officeooo:paragraph-rsid="001baf0c"/>
    </style:style>
    <style:style style:name="P39" style:family="paragraph" style:parent-style-name="Standard" style:list-style-name="L1">
      <style:text-properties officeooo:rsid="001d7581" officeooo:paragraph-rsid="001d7581"/>
    </style:style>
    <style:style style:name="P40" style:family="paragraph" style:parent-style-name="Standard">
      <style:text-properties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list-style-name="L1">
      <style:text-properties officeooo:rsid="0022085f" officeooo:paragraph-rsid="0022085f"/>
    </style:style>
    <style:style style:name="P42" style:family="paragraph" style:parent-style-name="Standard" style:list-style-name="L1">
      <style:text-properties officeooo:rsid="00231ef3" officeooo:paragraph-rsid="00231ef3"/>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loext:opacity="100%" fo:font-size="11.5pt" style:font-name-asian="LiberationSans-Regular" style:font-size-asian="11.5pt" style:font-name-complex="LiberationSans-Regular" style:font-size-complex="11.5pt"/>
    </style:style>
    <style:style style:name="T4" style:family="text">
      <style:text-properties fo:color="#0000ff" loext:opacity="100%" style:font-name="TimesNewRomanPSMT" fo:font-size="12pt" style:text-underline-style="none" fo:font-weight="normal" style:font-name-asian="LiberationSans-Regular" style:font-size-asian="12pt" style:font-weight-asian="normal" style:font-name-complex="LiberationSans-Regular" style:font-size-complex="11.5pt" style:font-weight-complex="normal"/>
    </style:style>
    <style:style style:name="T5" style:family="text">
      <style:text-properties fo:color="#0000ff" loext:opacity="100%" style:font-name="TimesNewRomanPSMT" fo:font-size="12pt" style:text-underline-style="none" fo:font-weight="normal" officeooo:rsid="0024c457" style:font-name-asian="LiberationSans-Regular" style:font-size-asian="12pt" style:font-weight-asian="normal" style:font-name-complex="LiberationSans-Regular" style:font-size-complex="11.5pt" style:font-weight-complex="normal"/>
    </style:style>
    <style:style style:name="T6" style:family="text">
      <style:text-properties style:font-name="Times New Roman"/>
    </style:style>
    <style:style style:name="T7" style:family="text">
      <style:text-properties style:font-name="Times New Roman" fo:font-size="12pt"/>
    </style:style>
    <style:style style:name="T8" style:family="text">
      <style:text-properties style:font-name="Times New Roman" style:font-name-asian="LiberationSans-Regular" style:font-name-complex="LiberationSans-Regular"/>
    </style:style>
    <style:style style:name="T9" style:family="text">
      <style:text-properties style:font-name="Times New Roman" fo:font-weight="bold" style:font-weight-asian="bold" style:font-weight-complex="bold"/>
    </style:style>
    <style:style style:name="T10" style:family="text">
      <style:text-properties style:font-name="Times New Roman" officeooo:rsid="00149690"/>
    </style:style>
    <style:style style:name="T11" style:family="text">
      <style:text-properties style:font-name="Times New Roman" officeooo:rsid="0015010f"/>
    </style:style>
    <style:style style:name="T12" style:family="text">
      <style:text-properties style:font-name="Times New Roman" officeooo:rsid="00166603"/>
    </style:style>
    <style:style style:name="T13" style:family="text">
      <style:text-properties style:font-name="Times New Roman" officeooo:rsid="0018d500"/>
    </style:style>
    <style:style style:name="T14" style:family="text">
      <style:text-properties style:font-name="Times New Roman" officeooo:rsid="001baf0c"/>
    </style:style>
    <style:style style:name="T15" style:family="text">
      <style:text-properties style:font-name="Times New Roman" officeooo:rsid="001d7581"/>
    </style:style>
    <style:style style:name="T16" style:family="text">
      <style:text-properties style:font-name="Times New Roman" officeooo:rsid="001e3883"/>
    </style:style>
    <style:style style:name="T17" style:family="text">
      <style:text-properties style:font-name="Times New Roman" officeooo:rsid="002096eb"/>
    </style:style>
    <style:style style:name="T18" style:family="text">
      <style:text-properties style:font-name="Times New Roman" officeooo:rsid="0024c457"/>
    </style:style>
    <style:style style:name="T19" style:family="text">
      <style:text-properties fo:color="#000000" loext:opacity="100%" style:font-name="TimesNewRomanPSMT" fo:font-size="12pt" style:font-size-asian="12pt"/>
    </style:style>
    <style:style style:name="T20" style:family="text">
      <style:text-properties fo:color="#000000" loext:opacity="100%" style:font-name="TimesNewRomanPSMT" fo:font-size="12pt" officeooo:rsid="000f460a" style:font-size-asian="12pt"/>
    </style:style>
    <style:style style:name="T21" style:family="text">
      <style:text-properties fo:color="#000000" loext:opacity="100%" style:font-name="TimesNewRomanPSMT" fo:font-size="12pt" officeooo:rsid="0015010f" style:font-size-asian="12pt"/>
    </style:style>
    <style:style style:name="T22" style:family="text">
      <style:text-properties fo:color="#000000" loext:opacity="100%" style:font-name="TimesNewRomanPSMT" fo:font-size="12pt" officeooo:rsid="0024ed76" style:font-size-asian="12pt"/>
    </style:style>
    <style:style style:name="T23" style:family="text">
      <style:text-properties fo:color="#000000" loext:opacity="100%" style:font-name="TimesNewRomanPSMT" fo:font-size="12pt" fo:font-weight="bold" style:font-name-asian="LiberationSans-Regular" style:font-size-asian="12pt" style:font-weight-asian="bold" style:font-name-complex="LiberationSans-Regular" style:font-size-complex="11.5pt" style:font-weight-complex="normal"/>
    </style:style>
    <style:style style:name="T24" style:family="text">
      <style:text-properties fo:color="#000000" loext:opacity="100%" style:font-name="TimesNewRomanPSMT" fo:font-size="12pt" style:font-name-asian="LiberationSans-Regular" style:font-size-asian="12pt" style:font-name-complex="LiberationSans-Regular" style:font-size-complex="11.5pt"/>
    </style:style>
    <style:style style:name="T25" style:family="text">
      <style:text-properties fo:color="#000000" loext:opacity="100%" style:font-name="ArialMT" fo:font-size="14pt" fo:font-weight="bold" style:font-size-asian="14pt" style:font-weight-asian="bold"/>
    </style:style>
    <style:style style:name="T26" style:family="text">
      <style:text-properties officeooo:rsid="001d7581"/>
    </style:style>
    <style:style style:name="T27" style:family="text">
      <style:text-properties officeooo:rsid="001e3883"/>
    </style:style>
    <style:style style:name="T28" style:family="text">
      <style:text-properties officeooo:rsid="0022085f"/>
    </style:style>
    <style:style style:name="T29" style:family="text">
      <style:text-properties officeooo:rsid="00231ef3"/>
    </style:style>
    <style:style style:name="T30" style:family="text">
      <style:text-properties officeooo:rsid="0024c45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avid Laban</text:h>
      <table:table table:name="Table1" table:style-name="Table1">
        <table:table-column table:style-name="Table1.A"/>
        <table:table-column table:style-name="Table1.B"/>
        <table:table-row table:style-name="TableLine140512197104464">
          <table:table-cell table:style-name="Table1.A1" office:value-type="string">
            <text:h text:style-name="P4" text:outline-level="2"/>
          </table:table-cell>
          <table:table-cell table:style-name="Table1.A1" office:value-type="string">
            <text:p text:style-name="P25"><text:span text:style-name="T1">Phone: </text:span><text:span text:style-name="T2">07809 395 832</text:span></text:p>
            <text:p text:style-name="P25"><text:span text:style-name="T1">Email: </text:span><text:span text:style-name="T3">alsuren@gmail.com</text:span></text:p>
            <text:p text:style-name="P40"><text:span text:style-name="T23">Web: </text:span><text:a xlink:type="simple" xlink:href="http://alsuren.github.io/" text:style-name="Internet_20_link" text:visited-style-name="Visited_20_Internet_20_Link"><text:span text:style-name="T5">http://alsuren.github.io/</text:span></text:a></text:p>
          </table:table-cell>
        </table:table-row>
      </table:table>
      <text:p text:style-name="P5"/>
      <text:p text:style-name="P24"><text:span text:style-name="T21">A</text:span><text:span text:style-name="T22">n experienced and adaptable engineer</text:span><text:span text:style-name="T19">, with a passion for reliability and simplicity.</text:span></text:p>
      <text:p text:style-name="P5"/>
      <text:h text:style-name="P3" text:outline-level="2"><text:span text:style-name="T25">Highlights/Timeline</text:span>:</text:h>
      <text:p text:style-name="Text_20_body"/>
      <text:list xml:id="list586446713" text:style-name="L1">
        <text:list-item>
          <text:p text:style-name="P41"><text:span text:style-name="T6">Notable </text:span><text:span text:style-name="T18">O</text:span><text:span text:style-name="T6">pen </text:span><text:span text:style-name="T18">S</text:span><text:span text:style-name="T6">ource work:</text:span></text:p>
          <text:list>
            <text:list-item>
              <text:p text:style-name="P17"><text:a xlink:type="simple" xlink:href="https://github.com/alsuren/cargo-quickinstall" text:style-name="Internet_20_link" text:visited-style-name="Visited_20_Internet_20_Link"><text:span text:style-name="T28">cargo-quickinstall</text:span></text:a><text:span text:style-name="T28"> – pre-compiled rust binar</text:span><text:span text:style-name="T30">y installer</text:span><text:span text:style-name="T28">.</text:span></text:p>
            </text:list-item>
            <text:list-item>
              <text:p text:style-name="P17"><text:a xlink:type="simple" xlink:href="https://github.com/alsuren/mijia-homie" text:style-name="Internet_20_link" text:visited-style-name="Visited_20_Internet_20_Link">mijia-homie</text:a> – <text:span text:style-name="T28">bluetooth-</text:span><text:span text:style-name="T29">thermometer to </text:span><text:span text:style-name="T30">mqtt/</text:span><text:span text:style-name="T29">influxdb </text:span><text:span text:style-name="T30">gateway</text:span><text:span text:style-name="T29">.</text:span></text:p>
            </text:list-item>
            <text:list-item>
              <text:p text:style-name="P42"><text:a xlink:type="simple" xlink:href="https://github.com/hoverkite/hoverkite" text:style-name="Internet_20_link" text:visited-style-name="Visited_20_Internet_20_Link">hoverkite</text:a> – embedded <text:span text:style-name="T30">r</text:span>ust project, to fly a kite using a gamepad.<text:line-break/></text:p>
            </text:list-item>
          </text:list>
        </text:list-item>
        <text:list-item>
          <text:p text:style-name="P34"><text:span text:style-name="T6">2019-Present: Red Badger</text:span></text:p>
          <text:list>
            <text:list-item>
              <text:p text:style-name="P36"><text:span text:style-name="T6">Projects:</text:span></text:p>
              <text:list>
                <text:list-item>
                  <text:p text:style-name="P35"><text:a xlink:type="simple" xlink:href="https://pagofx.com/" text:style-name="Internet_20_link" text:visited-style-name="Visited_20_Internet_20_Link"><text:span text:style-name="T6">PagoFX</text:span></text:a><text:span text:style-name="T6"> – International payments platform, for Santander.</text:span></text:p>
                  <text:list>
                    <text:list-item>
                      <text:p text:style-name="P36"><text:span text:style-name="T6">Overhauled payments ledger, to meet regulatory approval.</text:span></text:p>
                    </text:list-item>
                  </text:list>
                </text:list-item>
                <text:list-item>
                  <text:p text:style-name="P35"><text:a xlink:type="simple" xlink:href="https://github.com/FutureNHS/futurenhs-platform" text:style-name="Internet_20_link" text:visited-style-name="Visited_20_Internet_20_Link"><text:span text:style-name="T6">FutureNHS</text:span></text:a><text:span text:style-name="T6"> – Collaboration platform.</text:span></text:p>
                  <text:list>
                    <text:list-item>
                      <text:p text:style-name="P36"><text:span text:style-name="T6">Evaluated existing </text:span><text:span text:style-name="T15">open source platforms, and gave recommendations.</text:span></text:p>
                    </text:list-item>
                    <text:list-item>
                      <text:p text:style-name="P36"><text:span text:style-name="T6">Developed Rust </text:span><text:span text:style-name="T14">and</text:span><text:span text:style-name="T6"> Typescript microservices, with GitOps deployment.</text:span></text:p>
                    </text:list-item>
                    <text:list-item>
                      <text:p text:style-name="P36"><text:span text:style-name="T6">Mentored </text:span><text:span text:style-name="T14">other engineers on </text:span><text:span text:style-name="T15">GraphQL, </text:span><text:span text:style-name="T14">Rust, </text:span><text:span text:style-name="T15">K</text:span><text:span text:style-name="T14">ubernetes and </text:span><text:span text:style-name="T15">Terraform.</text:span></text:p>
                    </text:list-item>
                    <text:list-item>
                      <text:p text:style-name="P38"><text:span text:style-name="T14">L</text:span><text:span text:style-name="T6">earned lessons around simplicity, stakeholder management and product focus.</text:span></text:p>
                    </text:list-item>
                  </text:list>
                </text:list-item>
                <text:list-item>
                  <text:p text:style-name="P35"><text:span text:style-name="T6">NHS Wales – Covid self-isolation payment </text:span><text:span text:style-name="T14">application</text:span><text:span text:style-name="T6"> flow.</text:span></text:p>
                  <text:list>
                    <text:list-item>
                      <text:p text:style-name="P23">Stripped <text:span text:style-name="T26">requirements back to a bare minimum, and deployed on a tight timeline.</text:span></text:p>
                    </text:list-item>
                  </text:list>
                </text:list-item>
                <text:list-item>
                  <text:p text:style-name="P36"><text:a xlink:type="simple" xlink:href="https://github.com/redbadger/wasmcloud-k8s-demo" text:style-name="Internet_20_link" text:visited-style-name="Visited_20_Internet_20_Link"><text:span text:style-name="T6">Future State Architecture</text:span></text:a><text:span text:style-name="T6"> – </text:span><text:span text:style-name="T15">PoC multi-cloud application platform, for a bank.</text:span></text:p>
                  <text:list>
                    <text:list-item>
                      <text:p text:style-name="P39"><text:span text:style-name="T6">Demonstrated </text:span><text:span text:style-name="T16">seamless multi-cloud failover of application logic between two cloud providers.</text:span></text:p>
                    </text:list-item>
                    <text:list-item>
                      <text:p text:style-name="P39"><text:span text:style-name="T6">Worked closely with the wasmCloud core team, to improve the developer experience of their product </text:span><text:span text:style-name="T17">and tooling</text:span><text:span text:style-name="T6">.</text:span></text:p>
                    </text:list-item>
                  </text:list>
                </text:list-item>
              </text:list>
            </text:list-item>
            <text:list-item>
              <text:p text:style-name="P37"><text:span text:style-name="T14">Attended Red Badger Design </text:span><text:span text:style-name="T17">S</text:span><text:span text:style-name="T14">chool, and </text:span><text:span text:style-name="T15">increased my exposure to design thinking.</text:span></text:p>
            </text:list-item>
            <text:list-item>
              <text:p text:style-name="P37"><text:span text:style-name="T17">Mentored and line managed other engineers</text:span><text:span text:style-name="T6">.</text:span></text:p>
            </text:list-item>
          </text:list>
        </text:list-item>
        <text:list-item>
          <text:p text:style-name="P15"><text:span text:style-name="T6">2015-</text:span><text:span text:style-name="T13">2019</text:span><text:span text:style-name="T6">: Conversocial</text:span></text:p>
          <text:list>
            <text:list-item>
              <text:p text:style-name="P15"><text:span text:style-name="T10">Maintained </text:span><text:span text:style-name="T6">Call </text:span><text:span text:style-name="T10">C</text:span><text:span text:style-name="T6">ent</text:span><text:span text:style-name="T10">re</text:span><text:span text:style-name="T6"> SaaS platform, in Django </text:span><text:span text:style-name="T11">+ MySQL </text:span><text:span text:style-name="T6">+ MongoDB + React.</text:span></text:p>
            </text:list-item>
            <text:list-item>
              <text:p text:style-name="P18">Integrated with Facebook APIs for real-time messaging.</text:p>
            </text:list-item>
            <text:list-item>
              <text:p text:style-name="P15"><text:span text:style-name="T6">Rewrote the core app frontend (previously knockout) in </text:span><text:span text:style-name="T11">R</text:span><text:span text:style-name="T6">eact + </text:span><text:span text:style-name="T11">R</text:span><text:span text:style-name="T6">edux + </text:span><text:span text:style-name="T11">CSSM</text:span><text:span text:style-name="T6">odules.</text:span></text:p>
            </text:list-item>
            <text:list-item>
              <text:p text:style-name="P18">Brought the platform (previously delete-nothing) into GDPR compliance.</text:p>
            </text:list-item>
            <text:list-item>
              <text:p text:style-name="P15"><text:span text:style-name="T6">Moved our local development environment from </text:span><text:span text:style-name="T11">V</text:span><text:span text:style-name="T6">agrant to </text:span><text:span text:style-name="T11">D</text:span><text:span text:style-name="T6">ocker </text:span><text:span text:style-name="T11">F</text:span><text:span text:style-name="T6">or </text:span><text:span text:style-name="T11">M</text:span><text:span text:style-name="T6">ac.</text:span></text:p>
            </text:list-item>
          </text:list>
        </text:list-item>
        <text:list-item>
          <text:p text:style-name="P15"><text:span text:style-name="T12">2</text:span><text:span text:style-name="T6">014-</text:span><text:span text:style-name="T10">2015</text:span><text:span text:style-name="T6">: </text:span><text:span text:style-name="T10">Break.</text:span></text:p>
          <text:list>
            <text:list-item>
              <text:p text:style-name="P19">Volunteering with Children's Society and Epping Forest. </text:p>
            </text:list-item>
            <text:list-item>
              <text:p text:style-name="P19">Personal <text:span text:style-name="T27">software </text:span>projects.</text:p>
            </text:list-item>
            <text:list-item>
              <text:p text:style-name="P19">Travelling (Korea, USA, Canada, Netherlands).</text:p>
            </text:list-item>
          </text:list>
        </text:list-item>
      </text:list>
      <text:p text:style-name="P26"/>
      <text:list xml:id="list181538847374806" text:continue-numbering="true" text:style-name="L1">
        <text:list-item>
          <text:p text:style-name="P19">2012-2014: Truphone Ltd.</text:p>
          <text:list>
            <text:list-item>
              <text:p text:style-name="P19">Maintained existing VoIP infrastructure, and debugged live problems.</text:p>
            </text:list-item>
            <text:list-item>
              <text:p text:style-name="P19">Migrated server configurations to use Puppet for automated deployment.</text:p>
            </text:list-item>
            <text:list-item>
              <text:p text:style-name="P19">Wrote components using C, Python, Erlang, PHP and MySQL.</text:p>
            </text:list-item>
          </text:list>
        </text:list-item>
        <text:list-item>
          <text:p text:style-name="P19">2011-2012: <text:span text:style-name="T27">Break</text:span>.</text:p>
          <text:list>
            <text:list-item>
              <text:p text:style-name="P20">Software <text:span text:style-name="T27">d</text:span>evelopment and professional development</text:p>
            </text:list-item>
            <text:list-item>
              <text:p text:style-name="P20">Outward Bound:</text:p>
              <text:list>
                <text:list-item>
                  <text:p text:style-name="P20">Demonstrated strong observational skills in both people and process, by identifying the strengths and weaknesses within the group and helping people to grow and develop while contributing safely to the team.</text:p>
                </text:list-item>
              </text:list>
            </text:list-item>
            <text:list-item>
              <text:p text:style-name="P16"><text:span text:style-name="T7">Lindy Hop, Balboa, Authentic Jazz dance training and teaching</text:span></text:p>
            </text:list-item>
          </text:list>
        </text:list-item>
        <text:list-item>
          <text:p text:style-name="P15"><text:span text:style-name="T6">2009-201</text:span>1: Software Engineer at Collabora Ltd.</text:p>
          <text:list>
            <text:list-item>
              <text:p text:style-name="P6">Received formal and informal GStreamer training from gst core developers.</text:p>
            </text:list-item>
            <text:list-item>
              <text:p text:style-name="P7">Maintained XMPP interop testing service (over 2000 subscribed users).</text:p>
            </text:list-item>
            <text:list-item>
              <text:p text:style-name="P7">Developed Highly Scalable XMPP-SIP VoIP gateway.</text:p>
            </text:list-item>
            <text:list-item>
              <text:p text:style-name="P7">Adapted to wide range of tools (C, Python, SQL, C++, lua, git, bzr, autotools etc.)</text:p>
            </text:list-item>
            <text:list-item>
              <text:p text:style-name="P7">Designed Protocol Independent VoIP APIs for Telepathy (Maemo; Gnome).</text:p>
            </text:list-item>
            <text:list-item>
              <text:p text:style-name="P7">Coordinated with Open Source developers and clients on 5 (of 7) continents.</text:p>
            </text:list-item>
            <text:list-item>
              <text:p text:style-name="P7">Improved coordination within Cambridge with weekly stand-up meetings.</text:p>
            </text:list-item>
            <text:list-item>
              <text:p text:style-name="P8">Moved to Montreal for 3 months, to work more closely with our VoIP experts, while keeping my existing responsibilities.</text:p>
            </text:list-item>
          </text:list>
        </text:list-item>
        <text:list-item>
          <text:p text:style-name="P8">2005-2009: Engineering Undergraduate, Peterhouse College, Cambridge University:</text:p>
          <text:list>
            <text:list-item>
              <text:p text:style-name="P9">4th year: MEng (Hons) Information (Primarily Signal Processing and Communications)</text:p>
            </text:list-item>
            <text:list-item>
              <text:p text:style-name="P9">3rd year BA (Hons) Engineering: 2:2</text:p>
            </text:list-item>
            <text:list-item>
              <text:p text:style-name="P7">1st and 2nd years (General Engineering): 2:1</text:p>
            </text:list-item>
            <text:list-item>
              <text:p text:style-name="P7">2007: Second Year Computing Prize (<text:span text:style-name="T29">Cryptography</text:span>):</text:p>
            </text:list-item>
            <text:list-item>
              <text:p text:style-name="P29"><text:span text:style-name="T19">2006: First Year Structural Design Prize (Bridge Design and Manu</text:span><text:span text:style-name="T20">fa</text:span><text:span text:style-name="T19">cture)</text:span></text:p>
            </text:list-item>
          </text:list>
        </text:list-item>
      </text:list>
      <text:list xml:id="list2730121553" text:style-name="L2">
        <text:list-item>
          <text:p text:style-name="P32">2003-2005: Bancroft’s School:</text:p>
          <text:list>
            <text:list-item>
              <text:p text:style-name="P27"><text:span text:style-name="T8">Maths: </text:span><text:span text:style-name="T9">A</text:span><text:span text:style-name="T8">, Further Maths: </text:span><text:span text:style-name="T9">A</text:span><text:span text:style-name="T8">, Physics: </text:span><text:span text:style-name="T9">A</text:span><text:span text:style-name="T8">, Electronics: </text:span><text:span text:style-name="T9">A, </text:span><text:span text:style-name="T8">AEA Physics: </text:span><text:span text:style-name="T9">Merit</text:span><text:span text:style-name="T8">.</text:span></text:p>
            </text:list-item>
          </text:list>
        </text:list-item>
        <text:list-item>
          <text:p text:style-name="P22">1995-2003: Highams Park School:</text:p>
          <text:list>
            <text:list-item>
              <text:p text:style-name="P28"><text:span text:style-name="T8">11 GCSEs including 6 at </text:span><text:span text:style-name="T9">A*</text:span></text:p>
            </text:list-item>
          </text:list>
        </text:list-item>
      </text:list>
      <text:p text:style-name="P21"/>
      <text:p text:style-name="P14">Ongoing Engagements/Interests:</text:p>
      <text:p text:style-name="P14"/>
      <text:list xml:id="list181539958203595" text:continue-numbering="true" text:style-name="L2">
        <text:list-item>
          <text:p text:style-name="P11">Kite<text:span text:style-name="T28">s</text:span></text:p>
          <text:list>
            <text:list-item>
              <text:p text:style-name="P12">Started flying again when lockdown prevented dancing.</text:p>
            </text:list-item>
            <text:list-item>
              <text:p text:style-name="P12">Got my housemate involved in an <text:a xlink:type="simple" xlink:href="https://github.com/hoverkite/hoverkite" text:style-name="Internet_20_link" text:visited-style-name="Visited_20_Internet_20_Link">embedded rust project to fly a kite</text:a>.</text:p>
            </text:list-item>
          </text:list>
        </text:list-item>
        <text:list-item>
          <text:p text:style-name="P10">Lindy Hop (Swing Dancing):</text:p>
          <text:list>
            <text:list-item>
              <text:p text:style-name="P13">Taught small and large classes (from 1 to 50 students at a time).</text:p>
            </text:list-item>
            <text:list-item>
              <text:p text:style-name="P13">Performed to large crowds at events like St John’s May Ball and Strawberry Fair.</text:p>
            </text:list-item>
            <text:list-item>
              <text:p text:style-name="P33"><text:span text:style-name="T24">DJed at dance events: Gained a practical understanding of sound and rhythm.</text:span></text:p>
            </text:list-item>
          </text:list>
        </text:list-item>
      </text:list>
      <text:p text:style-name="P31"><text:span text:style-name="T19"/></text:p>
      <text:p text:style-name="P30"/>
      <text:p text:style-name="P30">References available on requ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MT" svg:font-family="ArialM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ans-Regular" svg:font-family="LiberationSans-Regular" style:font-family-generic="swiss"/>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Footer"><text:tab/><text:tab/><text:date style:data-style-name="N84" text:date-value="2012-01-10T16:58:08.960000127" text:fixed="true">2012-01-10</text:dat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01-06T19:16:59.40</meta:creation-date>
    <dc:date>2021-09-11T18:15:38.522796491</dc:date>
    <meta:editing-duration>P1DT22H57M3S</meta:editing-duration>
    <meta:editing-cycles>13</meta:editing-cycles>
    <meta:generator>LibreOffice/7.2.0.4$MacOSX_X86_64 LibreOffice_project/9a9c6381e3f7a62afc1329bd359cc48accb6435b</meta:generator>
    <dc:title>David Laban CV</dc:title>
    <meta:document-statistic meta:table-count="1" meta:image-count="0" meta:object-count="0" meta:page-count="2" meta:paragraph-count="74" meta:word-count="628" meta:character-count="4164" meta:non-whitespace-character-count="3664"/>
  </office:meta>
</office:document-meta>
</file>